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6.108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3.029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4.939cm"/>
    </style:style>
    <style:style style:name="co17" style:family="table-column">
      <style:table-column-properties fo:break-before="auto" style:column-width="3.168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1.503cm"/>
    </style:style>
    <style:style style:name="co20" style:family="table-column">
      <style:table-column-properties fo:break-before="auto" style:column-width="4.306cm"/>
    </style:style>
    <style:style style:name="co21" style:family="table-column">
      <style:table-column-properties fo:break-before="auto" style:column-width="3.279cm"/>
    </style:style>
    <style:style style:name="co22" style:family="table-column">
      <style:table-column-properties fo:break-before="auto" style:column-width="4.389cm"/>
    </style:style>
    <style:style style:name="co23" style:family="table-column">
      <style:table-column-properties fo:break-before="auto" style:column-width="2.057cm"/>
    </style:style>
    <style:style style:name="co24" style:family="table-column">
      <style:table-column-properties fo:break-before="auto" style:column-width="6.7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50"/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compan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company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Created</text:p>
          </table:table-cell>
          <table:table-cell table:style-name="ce1" office:value-type="string">
            <text:p>dateLastModified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grated Web Services</text:p>
          </table:table-cell>
          <table:table-cell office:value-type="string">
            <text:p>ACTIVE</text:p>
          </table:table-cell>
          <table:table-cell office:value-type="date" office:date-value="2010-06-05T14:10:15">
            <text:p>2010-06-05 14:10:15</text:p>
          </table:table-cell>
          <table:table-cell table:style-name="ce2" office:value-type="date" office:date-value="2010-06-05T14:10:15">
            <text:p>2010-06-05 14:10:15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ustomer" table:style-name="ta1" table:print="false"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ustomerID</text:p>
          </table:table-cell>
          <table:table-cell office:value-type="string">
            <text:p>companyID</text:p>
          </table:table-cell>
          <table:table-cell office:value-type="string">
            <text:p>dateCreated</text:p>
          </table:table-cell>
          <table:table-cell office:value-type="string">
            <text:p>dateLastModifi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Default" table:number-columns-repeated="1020"/>
        </table:table-row>
      </table:table>
      <table:table table:name="customerContact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2"/>
        <table:table-column table:style-name="co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customerID</text:p>
          </table:table-cell>
          <table:table-cell table:style-name="ce1" office:value-type="string">
            <text:p>contactID</text:p>
          </table:table-cell>
          <table:table-cell table:style-name="ce1" office:value-type="string">
            <text:p>contactTypeID</text:p>
          </table:table-cell>
          <table:table-cell table:style-name="ce1" office:value-type="string">
            <text:p><text:span text:style-name="T1">dateFrom</text:span></text:p>
          </table:table-cell>
          <table:table-cell table:style-name="ce1" office:value-type="string">
            <text:p>dateThru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PRIMARY</text:p>
          </table:table-cell>
          <table:table-cell office:value-type="date" office:date-value="2010-06-05T14:10:15">
            <text:p>2010-06-05 14:10:15</text:p>
          </table:table-cell>
          <table:table-cell office:value-type="string">
            <text:p>NULL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ctType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ce2"/>
        <table:table-row table:style-name="ro1">
          <table:table-cell table:style-name="ce1" office:value-type="string">
            <text:p>contactTypeID</text:p>
          </table:table-cell>
          <table:table-cell table:style-name="ce1" office:value-type="string">
            <text:p>contactTyp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<text:span text:style-name="T1">dateCreated</text:span></text:p>
          </table:table-cell>
          <table:table-cell table:style-name="ce1" office:value-type="string">
            <text:p>dateLastModifie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PRIMARY</text:p>
          </table:table-cell>
          <table:table-cell office:value-type="string">
            <text:p>Primary</text:p>
          </table:table-cell>
          <table:table-cell office:value-type="string">
            <text:p>Primary contact</text:p>
          </table:table-cell>
          <table:table-cell table:number-columns-repeated="2" office:value-type="date" office:date-value="2010-06-05T14:10:15">
            <text:p>2010-06-05 14:10:15</text:p>
          </table:table-cell>
        </table:table-row>
        <table:table-row table:style-name="ro1">
          <table:table-cell office:value-type="string">
            <text:p>SECONDARY</text:p>
          </table:table-cell>
          <table:table-cell office:value-type="string">
            <text:p>Secondary</text:p>
          </table:table-cell>
          <table:table-cell office:value-type="string">
            <text:p>Secondary contact</text:p>
          </table:table-cell>
          <table:table-cell table:number-columns-repeated="2" office:value-type="date" office:date-value="2010-06-05T14:10:15">
            <text:p>2010-06-05 14:10:15</text:p>
          </table:table-cell>
        </table:table-row>
        <table:table-row table:style-name="ro1">
          <table:table-cell office:value-type="string">
            <text:p>BILLING</text:p>
          </table:table-cell>
          <table:table-cell office:value-type="string">
            <text:p>Billing</text:p>
          </table:table-cell>
          <table:table-cell office:value-type="string">
            <text:p>Billing / accounts contact</text:p>
          </table:table-cell>
          <table:table-cell table:number-columns-repeated="2" office:value-type="date" office:date-value="2010-06-05T14:10:15">
            <text:p>2010-06-05 14:10:15</text:p>
          </table:table-cell>
        </table:table-row>
        <table:table-row table:style-name="ro1">
          <table:table-cell office:value-type="string">
            <text:p>TECHNICAL</text:p>
          </table:table-cell>
          <table:table-cell office:value-type="string">
            <text:p>Technical</text:p>
          </table:table-cell>
          <table:table-cell office:value-type="string">
            <text:p>Technical contact</text:p>
          </table:table-cell>
          <table:table-cell table:number-columns-repeated="2" office:value-type="date" office:date-value="2010-06-05T14:10:15">
            <text:p>2010-06-05 14:10:15</text:p>
          </table:table-cell>
        </table:table-row>
        <table:table-row table:style-name="ro1">
          <table:table-cell office:value-type="string">
            <text:p>MARKETING</text:p>
          </table:table-cell>
          <table:table-cell office:value-type="string">
            <text:p>Marketing</text:p>
          </table:table-cell>
          <table:table-cell office:value-type="string">
            <text:p>Marketing contact</text:p>
          </table:table-cell>
          <table:table-cell table:number-columns-repeated="2" office:value-type="date" office:date-value="2010-06-05T14:10:15">
            <text:p>2010-06-05 14:10:15</text:p>
          </table:table-cell>
        </table:table-row>
      </table:table>
      <table:table table:name="contact" table:style-name="ta1" table:print="false"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contactID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primaryEmail</text:p>
          </table:table-cell>
          <table:table-cell office:value-type="string">
            <text:p>dateCreated</text:p>
          </table:table-cell>
          <table:table-cell office:value-type="string">
            <text:p>dateLastModified</text:p>
          </table:table-cell>
          <table:table-cell table:style-name="ce1"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llan</text:p>
          </table:table-cell>
          <table:table-cell office:value-type="string">
            <text:p>Milne</text:p>
          </table:table-cell>
          <table:table-cell office:value-type="string">
            <text:p><text:a xlink:href="mailto:callan.milne@integratedweb.com.au">callan.milne@integratedweb.com.au</text:a></text:p>
          </table:table-cell>
          <table:table-cell table:style-name="ce3" office:value-type="date" office:date-value="2010-06-05T13:36:15">
            <text:p>05/06/10 13:36</text:p>
          </table:table-cell>
          <table:table-cell table:style-name="ce3" office:value-type="date" office:date-value="2010-06-05T13:36:15">
            <text:p>05/06/10 13:36</text:p>
          </table:table-cell>
          <table:table-cell table:number-columns-repeated="1018"/>
        </table:table-row>
      </table:table>
      <table:table table:name="contactAddres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addressID</text:p>
          </table:table-cell>
          <table:table-cell table:style-name="ce1" office:value-type="string">
            <text:p>firstLine</text:p>
          </table:table-cell>
          <table:table-cell table:style-name="ce1" office:value-type="string">
            <text:p>secondLin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ID</text:p>
          </table:table-cell>
          <table:table-cell table:style-name="ce1" office:value-type="string">
            <text:p>countryID</text:p>
          </table:table-cell>
          <table:table-cell table:style-name="ce1" office:value-type="string">
            <text:p>postcode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 Willow Avenue</text:p>
          </table:table-cell>
          <table:table-cell/>
          <table:table-cell office:value-type="string">
            <text:p>Mitcham</text:p>
          </table:table-cell>
          <table:table-cell table:number-columns-repeated="2" office:value-type="float" office:value="1">
            <text:p>1</text:p>
          </table:table-cell>
          <table:table-cell office:value-type="float" office:value="3132">
            <text:p>3132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ite 4, Level 15</text:p>
          </table:table-cell>
          <table:table-cell table:style-name="ce4" office:value-type="string">
            <text:p>300 Collins Street</text:p>
          </table:table-cell>
          <table:table-cell office:value-type="string">
            <text:p>Melbourne</text:p>
          </table:table-cell>
          <table:table-cell table:number-columns-repeated="2" office:value-type="float" office:value="1">
            <text:p>1</text:p>
          </table:table-cell>
          <table:table-cell office:value-type="float" office:value="3001">
            <text:p>3001</text:p>
          </table:table-cell>
          <table:table-cell table:number-columns-repeated="1017"/>
        </table:table-row>
      </table:table>
      <table:table table:name="contactAttribute" table:style-name="ta1" table:print="false">
        <table:table-column table:style-name="co6" table:default-cell-style-name="Default"/>
        <table:table-column table:style-name="co20" table:default-cell-style-name="Default"/>
        <table:table-column table:style-name="co12" table:default-cell-style-name="ce6"/>
        <table:table-column table:style-name="co4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contactID</text:p>
          </table:table-cell>
          <table:table-cell table:style-name="ce1" office:value-type="string">
            <text:p>attrTypeID</text:p>
          </table:table-cell>
          <table:table-cell table:style-name="ce5" office:value-type="string">
            <text:p>attrValue</text:p>
          </table:table-cell>
          <table:table-cell table:style-name="ce1" office:value-type="string">
            <text:p>dateAttrFrom</text:p>
          </table:table-cell>
          <table:table-cell table:style-name="ce1" office:value-type="string">
            <text:p>dateAttrThru</text:p>
          </table:table-cell>
          <table:table-cell table:style-name="ce1"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-OFFICE</text:p>
          </table:table-cell>
          <table:table-cell office:value-type="string">
            <text:p>0391234567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-MOBILE</text:p>
          </table:table-cell>
          <table:table-cell office:value-type="string">
            <text:p>0412345678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-FAX</text:p>
          </table:table-cell>
          <table:table-cell office:value-type="string">
            <text:p>0391234568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AIL-PRIMARY</text:p>
          </table:table-cell>
          <table:table-cell office:value-type="string">
            <text:p><text:a xlink:href="mailto:callan.milne@integratedweb.com.au">callan.milne@integratedweb.com.au</text:a>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AIL-SECONDARY</text:p>
          </table:table-cell>
          <table:table-cell office:value-type="string">
            <text:p><text:a xlink:href="mailto:kounterfeitreality@gmail.com">kounterfeitreality@gmail.com</text:a>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LLING-ADDRESS-ID</text:p>
          </table:table-cell>
          <table:table-cell office:value-type="string">
            <text:p>1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PPING-ADDRESS-ID</text:p>
          </table:table-cell>
          <table:table-cell office:value-type="string">
            <text:p>2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string">
            <text:p>NULL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ntactAttributeTyp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attrTypeID</text:p>
          </table:table-cell>
          <table:table-cell table:style-name="ce1" office:value-type="string">
            <text:p>attrParentTypeID</text:p>
          </table:table-cell>
          <table:table-cell table:style-name="ce1" office:value-type="string">
            <text:p>attrName</text:p>
          </table:table-cell>
          <table:table-cell table:style-name="ce1" office:value-type="string">
            <text:p>attrDescription</text:p>
          </table:table-cell>
          <table:table-cell table:style-name="ce1" office:value-type="string">
            <text:p><text:span text:style-name="T1">attrExample</text:span></text:p>
          </table:table-cell>
          <table:table-cell table:style-name="ce1" office:value-type="string">
            <text:p><text:span text:style-name="T1">dateCreated</text:span></text:p>
          </table:table-cell>
          <table:table-cell table:style-name="ce1" office:value-type="string">
            <text:p>dateLastModified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PHONE</text:p>
          </table:table-cell>
          <table:table-cell/>
          <table:table-cell office:value-type="string">
            <text:p>Phone Numbers</text:p>
          </table:table-cell>
          <table:table-cell table:number-columns-repeated="2"/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PHONE-OFFICE</text:p>
          </table:table-cell>
          <table:table-cell office:value-type="string">
            <text:p>PHONE</text:p>
          </table:table-cell>
          <table:table-cell office:value-type="string">
            <text:p>Office Number</text:p>
          </table:table-cell>
          <table:table-cell office:value-type="string">
            <text:p>Office phone number</text:p>
          </table:table-cell>
          <table:table-cell office:value-type="string">
            <text:p>03-9123-4567</text:p>
          </table:table-cell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PHONE-MOBILE</text:p>
          </table:table-cell>
          <table:table-cell office:value-type="string">
            <text:p>PHONE</text:p>
          </table:table-cell>
          <table:table-cell office:value-type="string">
            <text:p>Mobile Number</text:p>
          </table:table-cell>
          <table:table-cell office:value-type="string">
            <text:p>Mobile phone number</text:p>
          </table:table-cell>
          <table:table-cell office:value-type="string">
            <text:p>0412-345-678</text:p>
          </table:table-cell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PHONE-FAX</text:p>
          </table:table-cell>
          <table:table-cell office:value-type="string">
            <text:p>PHONE</text:p>
          </table:table-cell>
          <table:table-cell office:value-type="string">
            <text:p>Fax Number</text:p>
          </table:table-cell>
          <table:table-cell office:value-type="string">
            <text:p>Facsimile number</text:p>
          </table:table-cell>
          <table:table-cell office:value-type="string">
            <text:p>03-6123-4568</text:p>
          </table:table-cell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>
            <text:p>EMAIL</text:p>
          </table:table-cell>
          <table:table-cell/>
          <table:table-cell office:value-type="string">
            <text:p>Email Addresses</text:p>
          </table:table-cell>
          <table:table-cell table:number-columns-repeated="2"/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EMAIL-PRIMARY</text:p>
          </table:table-cell>
          <table:table-cell office:value-type="string">
            <text:p>EMAIL</text:p>
          </table:table-cell>
          <table:table-cell office:value-type="string">
            <text:p>Primary Email</text:p>
          </table:table-cell>
          <table:table-cell office:value-type="string">
            <text:p>Primary email address</text:p>
          </table:table-cell>
          <table:table-cell office:value-type="string">
            <text:p><text:a xlink:href="mailto:user@domain.tld">user@domain.tld</text:a></text:p>
          </table:table-cell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EMAIL-SECONDARY</text:p>
          </table:table-cell>
          <table:table-cell office:value-type="string">
            <text:p>EMAIL</text:p>
          </table:table-cell>
          <table:table-cell office:value-type="string">
            <text:p>Secondary Email</text:p>
          </table:table-cell>
          <table:table-cell office:value-type="string">
            <text:p>Secondary email address</text:p>
          </table:table-cell>
          <table:table-cell office:value-type="string">
            <text:p><text:a xlink:href="mailto:user@domain.tld">user@domain.tld</text:a></text:p>
          </table:table-cell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>
            <text:p>ADDRESS</text:p>
          </table:table-cell>
          <table:table-cell/>
          <table:table-cell office:value-type="string">
            <text:p>Address</text:p>
          </table:table-cell>
          <table:table-cell table:number-columns-repeated="2"/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BILLING-ADDRESS-ID</text:p>
          </table:table-cell>
          <table:table-cell office:value-type="string">
            <text:p>ADDRESS</text:p>
          </table:table-cell>
          <table:table-cell office:value-type="string">
            <text:p>Billing Address ID</text:p>
          </table:table-cell>
          <table:table-cell/>
          <table:table-cell table:style-name="ce7"/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  <table:table-row table:style-name="ro1">
          <table:table-cell office:value-type="string">
            <text:p>SHIPPING-ADDRESS-ID</text:p>
          </table:table-cell>
          <table:table-cell office:value-type="string">
            <text:p>ADDRESS</text:p>
          </table:table-cell>
          <table:table-cell office:value-type="string">
            <text:p>Shipping Address ID</text:p>
          </table:table-cell>
          <table:table-cell/>
          <table:table-cell table:style-name="ce7"/>
          <table:table-cell table:number-columns-repeated="2" office:value-type="date" office:date-value="2010-06-05T14:10:15">
            <text:p>2010-06-05 14:10:15</text:p>
          </table:table-cell>
          <table:table-cell table:number-columns-repeated="1017"/>
        </table:table-row>
      </table:table>
      <table:table table:name="contactLogin" table:style-name="ta1" table:print="false">
        <table:table-column table:style-name="co6" table:default-cell-style-name="ce8"/>
        <table:table-column table:style-name="co23" table:default-cell-style-name="ce8"/>
        <table:table-column table:style-name="co24" table:default-cell-style-name="ce8"/>
        <table:table-column table:style-name="co4" table:number-columns-repeated="3" table:default-cell-style-name="ce8"/>
        <table:table-column table:style-name="co5" table:number-columns-repeated="1018" table:default-cell-style-name="ce8"/>
        <table:table-row table:style-name="ro1">
          <table:table-cell table:style-name="ce1" office:value-type="string">
            <text:p>contactID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dateLastLogin</text:p>
          </table:table-cell>
          <table:table-cell table:style-name="ce1" office:value-type="string">
            <text:p>dateCreated</text:p>
          </table:table-cell>
          <table:table-cell table:style-name="ce1" office:value-type="string">
            <text:p>dateLastModified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unterfeit</text:p>
          </table:table-cell>
          <table:table-cell table:style-name="ce9" office:value-type="string">
            <text:p>1b4192f77b5cbd36b7334d1e0ce1bc80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date" office:date-value="2010-06-05T14:10:15">
            <text:p>2010-06-05 14:10:15</text:p>
          </table:table-cell>
          <table:table-cell table:style-name="ce2" office:value-type="date" office:date-value="2010-06-05T14:10:15">
            <text:p>2010-06-05 14:10:15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/>
      <number:text>-</number:text>
      <number:minutes/>
      <number:text>-</number:text>
      <number:seconds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/>
      <number:text>:</number:text>
      <number:seconds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17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5T13:17:50</meta:creation-date>
    <dc:date>2010-06-05T17:58:18</dc:date>
    <meta:editing-duration>PT04H25M13S</meta:editing-duration>
    <meta:editing-cycles>8</meta:editing-cycles>
    <meta:generator>OpenOffice.org/3.2$Unix OpenOffice.org_project/320m12$Build-9483</meta:generator>
    <meta:document-statistic meta:table-count="9" meta:cell-count="206" meta:object-count="0"/>
  </office:meta>
</office:document-meta>
</file>